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6.945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-0.882cm" presentation:class="title" presentation:user-transformed="true">
          <draw:text-box>
            <text:p><text:line-break/>Vou te alegrar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Quando a noite fria cair sobre mim, na-na-na</text:span></text:p>
              </text:list-item>
              <text:list-item>
                <text:p><text:span text:style-name="T1">E num deserto eu me encontrar</text:span></text:p>
              </text:list-item>
              <text:list-item>
                <text:p><text:span text:style-name="T1">Me vir cercado por egípcios e por faraó, oh-oh-oh</text:span></text:p>
              </text:list-item>
              <text:list-item>
                <text:p><text:span text:style-name="T1">Sendo impedido de prosseguir, eu se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Sei que o Teu fogo cairá sobre mim, ei, ei</text:span></text:p>
              </text:list-item>
              <text:list-item>
                <text:p><text:span text:style-name="T2">Sei que o Teu fogo cairá sobre mim</text:span></text:p>
              </text:list-item>
              <text:list-item>
                <text:p><text:span text:style-name="T2">E me levará à em Ti confiar</text:span></text:p>
              </text:list-item>
              <text:list-item>
                <text:p><text:span text:style-name="T2">E me levará à em Ti confiar, então eu dire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Então eu direi: Oh, abra-se o mar</text:span></text:p>
              </text:list-item>
              <text:list-item>
                <text:p><text:span text:style-name="T1">E eu passarei pulando e dançando em Sua presença</text:span></text:p>
              </text:list-item>
              <text:list-item>
                <text:p><text:span text:style-name="T1">Então eu direi: Oh, abra-se o mar</text:span></text:p>
              </text:list-item>
              <text:list-item>
                <text:p><text:span text:style-name="T1">E eu passarei pulando e dançando em Sua presenç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Por isso eu pulo, pulo, pulo, pulo, pulo</text:span></text:p>
              </text:list-item>
              <text:list-item>
                <text:p><text:span text:style-name="T1">Na presença do Rei</text:span></text:p>
              </text:list-item>
              <text:list-item>
                <text:p><text:span text:style-name="T1">Por isso eu danço, danço, danço, danço, danço</text:span></text:p>
              </text:list-item>
              <text:list-item>
                <text:p><text:span text:style-name="T1">Na presença do Re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Grito, grito, grito, grito, grito</text:span></text:p>
              </text:list-item>
              <text:list-item>
                <text:p><text:span text:style-name="T2">Na presença do Rei</text:span></text:p>
              </text:list-item>
              <text:list-item>
                <text:p><text:span text:style-name="T2">Por isso eu corro, corro, corro, corro, corro</text:span></text:p>
              </text:list-item>
              <text:list-item>
                <text:p><text:span text:style-name="T2">Na presença do Rei, então eu dire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Vou Te alegrar com o meu louvor</text:span></text:p>
              </text:list-item>
              <text:list-item>
                <text:p><text:span text:style-name="T1">Eu quero Te tocar com o meu amor</text:span></text:p>
              </text:list-item>
              <text:list-item>
                <text:p><text:span text:style-name="T1">Poder Te abraçar, sentir o Teu pulsar</text:span></text:p>
              </text:list-item>
              <text:list-item>
                <text:p><text:span text:style-name="T1">Teu coração bater ao me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Então eu direi: Oh, abra-se o mar</text:span></text:p>
              </text:list-item>
              <text:list-item>
                <text:p><text:span text:style-name="T1">E eu passarei pulando e dançando em Sua presença</text:span></text:p>
              </text:list-item>
              <text:list-item>
                <text:p><text:span text:style-name="T1">Então eu direi: Oh, abra-se o mar</text:span></text:p>
              </text:list-item>
              <text:list-item>
                <text:p><text:span text:style-name="T1">E eu passarei pulando e dançando em Sua presença</text:span></text:p>
              </text:list-item>
              <text:list-item>
                <text:p><text:span text:style-name="T1">Senh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50:01.847931855</meta:creation-date>
    <meta:editing-duration>PT8M52S</meta:editing-duration>
    <meta:editing-cycles>3</meta:editing-cycles>
    <meta:generator>LibreOffice/7.4.7.2$Linux_X86_64 LibreOffice_project/40$Build-2</meta:generator>
    <dc:title>Piano</dc:title>
    <dc:date>2024-09-01T18:27:01.648575047</dc:date>
    <meta:document-statistic meta:object-count="63"/>
  </office:meta>
</office:document-meta>
</file>